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ea77" officeooo:paragraph-rsid="0001ea77"/>
    </style:style>
    <style:style style:name="P2" style:family="paragraph" style:parent-style-name="Standard">
      <style:text-properties officeooo:rsid="0007338a" officeooo:paragraph-rsid="0007338a"/>
    </style:style>
    <style:style style:name="P3" style:family="paragraph" style:parent-style-name="Standard">
      <style:text-properties officeooo:rsid="0007338a" officeooo:paragraph-rsid="000904af"/>
    </style:style>
    <style:style style:name="P4" style:family="paragraph" style:parent-style-name="Standard">
      <style:text-properties fo:font-weight="bold" officeooo:rsid="0001ea77" officeooo:paragraph-rsid="0001ea77" style:font-weight-asian="bold" style:font-weight-complex="bold"/>
    </style:style>
    <style:style style:name="P5" style:family="paragraph" style:parent-style-name="Standard">
      <style:text-properties officeooo:rsid="0007338a" officeooo:paragraph-rsid="0007338a"/>
    </style:style>
    <style:style style:name="P6" style:family="paragraph" style:parent-style-name="Standard">
      <style:text-properties officeooo:rsid="000a6b08" officeooo:paragraph-rsid="0007338a"/>
    </style:style>
    <style:style style:name="P7" style:family="paragraph" style:parent-style-name="Standard">
      <style:text-properties officeooo:rsid="000a6b08" officeooo:paragraph-rsid="000a6b08"/>
    </style:style>
    <style:style style:name="P8" style:family="paragraph" style:parent-style-name="Standard">
      <style:text-properties officeooo:rsid="000a6b08" officeooo:paragraph-rsid="000c3490"/>
    </style:style>
    <style:style style:name="P9" style:family="paragraph" style:parent-style-name="Standard">
      <style:text-properties style:text-underline-style="solid" style:text-underline-width="auto" style:text-underline-color="font-color" officeooo:rsid="000a6b08" officeooo:paragraph-rsid="000a6b08"/>
    </style:style>
    <style:style style:name="P10" style:family="paragraph" style:parent-style-name="Standard">
      <style:text-properties style:text-underline-style="solid" style:text-underline-width="auto" style:text-underline-color="font-color" officeooo:rsid="000a6b08" officeooo:paragraph-rsid="000c3490"/>
    </style:style>
    <style:style style:name="P11" style:family="paragraph" style:parent-style-name="Standard">
      <style:text-properties style:text-underline-style="solid" style:text-underline-width="auto" style:text-underline-color="font-color" officeooo:rsid="000ae18b" officeooo:paragraph-rsid="000ae18b"/>
    </style:style>
    <style:style style:name="P12" style:family="paragraph" style:parent-style-name="Standard">
      <style:text-properties style:text-underline-style="solid" style:text-underline-width="auto" style:text-underline-color="font-color" officeooo:rsid="000cc3e1" officeooo:paragraph-rsid="000cc3e1"/>
    </style:style>
    <style:style style:name="P13" style:family="paragraph" style:parent-style-name="Standard">
      <style:text-properties officeooo:rsid="0001ea77" officeooo:paragraph-rsid="0001ea77"/>
    </style:style>
    <style:style style:name="P14" style:family="paragraph" style:parent-style-name="Standard">
      <style:text-properties officeooo:rsid="000ae18b" officeooo:paragraph-rsid="000ae18b"/>
    </style:style>
    <style:style style:name="P15" style:family="paragraph" style:parent-style-name="Standard">
      <style:text-properties officeooo:rsid="000ae18b" officeooo:paragraph-rsid="000c3490"/>
    </style:style>
    <style:style style:name="P16" style:family="paragraph" style:parent-style-name="Standard">
      <style:text-properties officeooo:rsid="000cc3e1" officeooo:paragraph-rsid="000cc3e1"/>
    </style:style>
    <style:style style:name="P17" style:family="paragraph" style:parent-style-name="Standard">
      <style:paragraph-properties fo:break-before="page"/>
      <style:text-properties officeooo:rsid="000a6b08" officeooo:paragraph-rsid="000c3490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088658"/>
    </style:style>
    <style:style style:name="T4" style:family="text">
      <style:text-properties officeooo:rsid="000904af"/>
    </style:style>
    <style:style style:name="T5" style:family="text">
      <style:text-properties officeooo:rsid="000c3490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0cc3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ruker 3-Letter codes</text:p>
      <text:p text:style-name="P1"/>
      <text:p text:style-name="P1"/>
      <text:p text:style-name="P11">Messung starten</text:p>
      <text:p text:style-name="P14">gilt für <text:a xlink:type="simple" xlink:href="http://localhost/OpusCommand.htm?MeasureSample">http://localhost/OpusCommand.htm?MeasureSample</text:a> <text:s/>und </text:p>
      <text:p text:style-name="P14"><text:a xlink:type="simple" xlink:href="http://localhost/OpusCommand.htm?MeasureReference">http://localhost/OpusCommand.htm?MeasureReference</text:a></text:p>
      <text:p text:style-name="P14"/>
      <text:p text:style-name="P1"/>
      <text:p text:style-name="P2"><text:span text:style-name="T1">EXP</text:span>='frank.xpm', <text:s/>= Experiment mit allen Parametern abgespeichert </text:p>
      <text:p text:style-name="P2"><text:span text:style-name="T1">XPP</text:span>='C:\OPUS_7.0.129\XPM', <text:s/>= Pfad zum Experiment </text:p>
      <text:p text:style-name="P2">ADT=0, <text:s/>= Additional Data Treatment (do not change) </text:p>
      <text:p text:style-name="P2"><text:span text:style-name="T1">APF</text:span>='B3', <text:s text:c="2"/>= Apodization Function Blackaman Harris 3 Term </text:p>
      <text:p text:style-name="P2"><text:s text:c="2"/>BX = Boxcar </text:p>
      <text:p text:style-name="P2"><text:s text:c="2"/>TR = Triangular </text:p>
      <text:p text:style-name="P2"><text:s text:c="2"/>HG = Happ-Genzel </text:p>
      <text:p text:style-name="P2"><text:s text:c="2"/>B3 = Blackman-Harris 3-Term </text:p>
      <text:p text:style-name="P2"><text:s text:c="2"/>B4 = Blackman-Harris 4-Term </text:p>
      <text:p text:style-name="P2"><text:s text:c="2"/>NBW = Norton-Beer, Weak </text:p>
      <text:p text:style-name="P2"><text:s text:c="2"/>NBM = Norton-Beer, Medium </text:p>
      <text:p text:style-name="P2"><text:s text:c="2"/>NBS = Norton-Beer, Strong </text:p>
      <text:p text:style-name="P2"/>
      <text:p text:style-name="P2"><text:span text:style-name="T1">APT</text:span>='Open', <text:s/>= Aperture Open </text:p>
      <text:p text:style-name="P2"><text:s/><text:span text:style-name="T3">Open = Blende offen</text:span></text:p>
      <text:p text:style-name="P2"><text:s text:c="2"/><text:span text:style-name="T4">noch zwei, drei String Einträge die ich im Moment nicht nachschlagen kann, eventuell auch beim OPF.Parameter, Info kommmt noch</text:span></text:p>
      <text:p text:style-name="P2"/>
      <text:p text:style-name="P2"><text:span text:style-name="T1">AQM</text:span>='DD', <text:s/>= Akquisition Mode Double Sided, backward + forward </text:p>
      <text:p text:style-name="P2"><text:s text:c="2"/>SN = Single Sided </text:p>
      <text:p text:style-name="P2"><text:s text:c="2"/>DN = Double Sided </text:p>
      <text:p text:style-name="P2"><text:s text:c="2"/>SF = Single Sided Fast Return </text:p>
      <text:p text:style-name="P2"><text:s text:c="2"/>SD = Single Sided, Forward-Backward </text:p>
      <text:p text:style-name="P2"><text:s text:c="2"/>DD = Double Sided, Forward-Backward </text:p>
      <text:p text:style-name="P2"><text:s text:c="2"/>DF = Double Sided, Fast Return </text:p>
      <text:p text:style-name="P2"/>
      <text:p text:style-name="P2"><text:span text:style-name="T1">BMS</text:span>='CaF2', <text:s/>= Beam Splitter CaF2 <text:s/><text:span text:style-name="T4">(bleibt gleich)</text:span></text:p>
      <text:p text:style-name="P2">BSF='C:\OPUS_7.0.129\', <text:s text:c="2"/>= Background Spectrum File ' <text:s/>(not used) </text:p>
      <text:p text:style-name="P2">CHN='Module port', <text:s text:c="2"/>= Measurement Channel „Module Port“ </text:p>
      <text:p text:style-name="P2"><text:span text:style-name="T1">CNM</text:span>='Administrator', <text:s text:c="2"/>User Administrator (must also exist in Bruker software) </text:p>
      <text:p text:style-name="P2">DEL=0, = Delay Before Measurement </text:p>
      <text:p text:style-name="P2">DIG=0, = Digital Filter </text:p>
      <text:p text:style-name="P2">DLY=0, <text:s/>= Stabilization Delay </text:p>
      <text:p text:style-name="P2">DMX='1', = Multiplexed Data </text:p>
      <text:p text:style-name="P2">DTC='TE-MCT-PV [Internal]', <text:s/>= Detector settings (keep always) </text:p>
      <text:p text:style-name="P2">GSG='ON', = Gain Switch Gain </text:p>
      <text:p text:style-name="P2"><text:span text:style-name="T1">HFQ</text:span>=1800.000000, <text:s/>= End Frequency Limit for File <text:span text:style-name="T4">in Hz (integer)</text:span></text:p>
      <text:p text:style-name="P3"><text:span text:style-name="T1">HFW</text:span>=8000.000000, <text:s/>= Wanted High Frequency Limit <text:span text:style-name="T4">in Hz (integer)</text:span></text:p>
      <text:p text:style-name="P2">IRS=700, <text:s/>= Iris Aperture (micron) </text:p>
      <text:p text:style-name="P2"><text:span text:style-name="T2">HPF</text:span>=-1, High Pass Filter </text:p>
      <text:p text:style-name="P3"><text:span text:style-name="T1">LFQ</text:span>=4000.000000, <text:s/>= Start Frequency Limit for File <text:span text:style-name="T4">in Hz (integer)</text:span></text:p>
      <text:p text:style-name="P3"><text:span text:style-name="T1">LFW</text:span>=1800.000000, <text:s/>= Wanted Low Frequency Limit <text:span text:style-name="T4">in Hz (integer)</text:span></text:p>
      <text:p text:style-name="P2">LPF='-1', <text:s/>Low Pass Filter </text:p>
      <text:p text:style-name="P2">MIN=1.000000, = Sample Meas. Duration in Min. </text:p>
      <text:p text:style-name="P2"><text:soft-page-break/>MIR=1.000000, = Background Meas. Duration in Min. </text:p>
      <text:p text:style-name="P2"><text:span text:style-name="T1">NAM</text:span>='&lt;snm&gt;', <text:s text:c="2"/>= Filename &lt;snm&gt; increments name <text:span text:style-name="T3">SNM (=Sample Name) </text:span>automatically </text:p>
      <text:p text:style-name="P2">NLI=1, = Non Linearity Correction </text:p>
      <text:p text:style-name="P2"><text:span text:style-name="T1">NSS</text:span>=32, <text:s/>= Sample Scans , <text:span text:style-name="T4">ganze Zahl</text:span></text:p>
      <text:p text:style-name="P3"><text:span text:style-name="T1">NSR</text:span>=32, <text:s/>= Background Scans , <text:span text:style-name="T4">ganze Zahl</text:span></text:p>
      <text:p text:style-name="P2"><text:span text:style-name="T1">OPF</text:span>='Open', = Optical Filter Setting </text:p>
      <text:p text:style-name="P2">PGN='1', = Preamplifier Gain </text:p>
      <text:p text:style-name="P2">PGR='1', = Preamplifier Gain Background </text:p>
      <text:p text:style-name="P3"><text:span text:style-name="T1">PHR</text:span>=32.000000, = Phase Resolution , , <text:span text:style-name="T4">ganze Zahl</text:span></text:p>
      <text:p text:style-name="P2"><text:span text:style-name="T1">PHZ</text:span>='PW', = Phase Correction Mode </text:p>
      <text:p text:style-name="P2"><text:s text:c="2"/><text:span text:style-name="T4">PW = Power Spectrum</text:span></text:p>
      <text:p text:style-name="P2"/>
      <text:p text:style-name="P2"><text:span text:style-name="T1">PLF</text:span>='AB', <text:s/>= Result Spectrum </text:p>
      <text:p text:style-name="P2"><text:s text:c="2"/>TR = Transmittance </text:p>
      <text:p text:style-name="P2"><text:s text:c="2"/>AB = Absorbance </text:p>
      <text:p text:style-name="P2"/>
      <text:p text:style-name="P2"><text:span text:style-name="T1">PTH</text:span>='C:\OPUS_7.0.129\MEAS3\', <text:s/>= Measurement Path </text:p>
      <text:p text:style-name="P2">RCH='Module port', <text:s text:c="2"/>= Reference Channel „Module Port“ </text:p>
      <text:p text:style-name="P2"><text:span text:style-name="T1">RES</text:span>=1.000000, <text:s/>= Resolution in cm-1 <text:span text:style-name="T3">(number between 1 and 10)</text:span></text:p>
      <text:p text:style-name="P2">RGN='-1', <text:s/>= Signal Gain Background -1 (Automatic) </text:p>
      <text:p text:style-name="P2">SFM='MATRIX-MF', <text:s/>= Sample Form <text:s/>(always stays at this value) </text:p>
      <text:p text:style-name="P2">SGN='-1', <text:s/>= Signal Gain -1 (Automatic) </text:p>
      <text:p text:style-name="P2"><text:span text:style-name="T1">SNM</text:span>='Test24', = Sample Name </text:p>
      <text:p text:style-name="P2">SON='Off', = External Synchronisation </text:p>
      <text:p text:style-name="P2">VEL='40.0', <text:s/>= Scanner Velocity </text:p>
      <text:p text:style-name="P2"><text:span text:style-name="T1">ZFF</text:span>='4' <text:s/>= Zero Filling for FFT, <text:s text:c="2"/>values my be 0, 2, 4, 8 <text:span text:style-name="T3">(power of 2)</text:span></text:p>
      <text:p text:style-name="P2"/>
      <text:p text:style-name="P6"/>
      <text:p text:style-name="P6"/>
      <text:p text:style-name="P11">Messung speichern <text:span text:style-name="T7">(Bem.: auch die HTTP-Anwort der Messung auswerten siehe ReadMe_html.txt)</text:span></text:p>
      <text:p text:style-name="P14"><text:a xlink:type="simple" xlink:href="http://localhost/OpusCommand.htm?SaveAs">http://localhost/OpusCommand.htm?SaveAs</text:a> ...</text:p>
      <text:p text:style-name="P14"/>
      <text:p text:style-name="P15"><text:span text:style-name="T1">DAP</text:span>='C:\OPUS_7.0.129\MEAS3', <text:s/>Pfad zu den gespeicherten files <text:s/><text:span text:style-name="T5">(Data File Path)</text:span></text:p>
      <text:p text:style-name="P14">OEX='0', <text:s text:c="2"/>(OEX overwrite existing file = 0 no!) <text:s/>bleibt</text:p>
      <text:p text:style-name="P15"><text:span text:style-name="T1">SAN</text:span>='Test24.1.dpt', <text:s/>Name des files <text:s/><text:span text:style-name="T5">('Save As' File Name)</text:span></text:p>
      <text:p text:style-name="P15">COF=64, <text:s/><text:span text:style-name="T5">Copy Flags</text:span></text:p>
      <text:p text:style-name="P15"><text:span text:style-name="T1">DPA</text:span>=6, <text:s/>Anzahl der Stellen hinter dem Komma für Wellenzahl <text:span text:style-name="T5">(Decimal Places, Abscissa)</text:span></text:p>
      <text:p text:style-name="P15"><text:span text:style-name="T1">DPO</text:span>=6, <text:s/>Anzahl der Stellen hinter dem Komma für Extinktion <text:span text:style-name="T5">(Decimal Places, Ordinate)</text:span></text:p>
      <text:p text:style-name="P14">SEP=',', <text:s text:c="2"/>Se<text:span text:style-name="T5">pa</text:span>rator für Spalten in File</text:p>
      <text:p text:style-name="P15">YON='0', <text:s/><text:span text:style-name="T5">Y-Values only</text:span></text:p>
      <text:p text:style-name="P14">ADP='1', <text:s text:c="2"/><text:span text:style-name="T5">All data points</text:span></text:p>
      <text:p text:style-name="P14">X64='0'</text:p>
      <text:p text:style-name="P14"/>
      <text:p text:style-name="P14"/>
      <text:p text:style-name="P17"><text:span text:style-name="T6">Konfiguration</text:span></text:p>
      <text:p text:style-name="P8">Einteilung in <text:span text:style-name="T7">4</text:span> Bereiche</text:p>
      <text:p text:style-name="P8"/>
      <text:p text:style-name="P10">OPTIK, Hardware</text:p>
      <text:p text:style-name="P8">AQM, BMS, APT, OPF, RES, LFQ, LFW</text:p>
      <text:p text:style-name="P8"/>
      <text:p text:style-name="P10">FFT, Calculation</text:p>
      <text:p text:style-name="P8">APF, PHR, PHZ, PLF</text:p>
      <text:p text:style-name="P8"/>
      <text:p text:style-name="P10">EXPERIMENT</text:p>
      <text:p text:style-name="P8">CNM, EXP, XPP, PTH, NAM</text:p>
      <text:p text:style-name="P8">NSS, NSR, HFQ, HFW</text:p>
      <text:p text:style-name="P8"/>
      <text:p text:style-name="P12">SAVE</text:p>
      <text:p text:style-name="P16">DAP, SAN, DPA, DP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k Jäger</meta:initial-creator>
    <meta:creation-date>2015-06-22T15:04:28.050254414</meta:creation-date>
    <dc:date>2015-06-23T11:17:14.162931924</dc:date>
    <dc:creator>Frank Jäger</dc:creator>
    <meta:editing-duration>PT39M44S</meta:editing-duration>
    <meta:editing-cycles>4</meta:editing-cycles>
    <meta:generator>LibreOffice/4.2.8.2$Linux_x86 LibreOffice_project/420m0$Build-2</meta:generator>
    <meta:document-statistic meta:table-count="0" meta:image-count="0" meta:object-count="0" meta:page-count="3" meta:paragraph-count="91" meta:word-count="514" meta:character-count="3645" meta:non-whitespace-character-count="3076"/>
  </office:meta>
</office:document-meta>
</file>